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b5f" officeooo:paragraph-rsid="00047b5f"/>
    </style:style>
    <style:style style:name="P2" style:family="paragraph" style:parent-style-name="Standard">
      <style:text-properties officeooo:rsid="00055d5f" officeooo:paragraph-rsid="00055d5f"/>
    </style:style>
    <style:style style:name="P3" style:family="paragraph" style:parent-style-name="Standard">
      <style:paragraph-properties fo:text-align="center" style:justify-single-word="false"/>
      <style:text-properties officeooo:rsid="00055d5f" officeooo:paragraph-rsid="00067940"/>
    </style:style>
    <style:style style:name="P4" style:family="paragraph" style:parent-style-name="Standard">
      <style:paragraph-properties fo:text-align="start" style:justify-single-word="false"/>
      <style:text-properties officeooo:rsid="00055d5f" officeooo:paragraph-rsid="0007abd5"/>
    </style:style>
    <style:style style:name="P5" style:family="paragraph" style:parent-style-name="Standard">
      <style:text-properties officeooo:rsid="00067940" officeooo:paragraph-rsid="0006794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5d5f" style:font-style-asian="normal" style:font-style-complex="normal"/>
    </style:style>
    <style:style style:name="T4" style:family="text">
      <style:text-properties officeooo:rsid="00055d5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fine the variables of the computer window as<draw:frame draw:style-name="fr1" draw:name="Object7" text:anchor-type="as-char" svg:y="-0.1484in" svg:width="1.2417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">Define the maximum line distance as<draw:frame draw:style-name="fr1" draw:name="Object9" text:anchor-type="as-char" svg:y="-0.2689in" svg:width="1.0752in" svg:height="0.418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Define <text:span text:style-name="T1">n </text:span><text:span text:style-name="T2">many rectangles which exist on the map space with coordinates of the top left corner</text:span><text:span text:style-name="T2"><draw:frame draw:style-name="fr1" draw:name="Object3" text:anchor-type="as-char" svg:y="-0.1484in" svg:width="0.456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and width and height</text:span><text:span text:style-name="T2"><draw:frame draw:style-name="fr1" draw:name="Object4" text:anchor-type="as-char" svg:y="-0.1484in" svg:width="0.4693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<text:p text:style-name="P1"><text:span text:style-name="T2">Define a player starting position with coordinates</text:span><text:span text:style-name="T2"><draw:frame draw:style-name="fr1" draw:name="Object1" text:anchor-type="as-char" svg:y="-0.1484in" svg:width="0.441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1"><text:span text:style-name="T2">Define a player angle </text:span><text:span text:style-name="T3">variable</text:span><text:span text:style-name="T2"><draw:frame draw:style-name="fr1" draw:name="Object2" text:anchor-type="as-char" svg:y="-0.0846in" svg:width="0.2055in" svg:height="0.0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, </text:span><text:span text:style-name="T3">in</text:span><text:span text:style-name="T2"> radians, </text:span><text:span text:style-name="T3">in the range</text:span><text:span text:style-name="T2"><draw:frame draw:style-name="fr1" draw:name="Object5" text:anchor-type="as-char" svg:y="-0.1571in" svg:width="0.8063in" svg:height="0.30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.</text:span></text:p>
      <text:p text:style-name="P2">Define a player rotation variable<draw:frame draw:style-name="fr1" draw:name="Object6" text:anchor-type="as-char" svg:y="-0.1484in" svg:width="0.1543in" svg:height="0.1839in" draw:z-index="5"><draw:object xlink:href="./Object 6" xlink:type="simple" xlink:show="embed" xlink:actuate="onLoad"/><draw:image xlink:href="./ObjectReplacements/Object 6" xlink:type="simple" xlink:show="embed" xlink:actuate="onLoad"/></draw:frame>, in radians.</text:p>
      <text:p text:style-name="P2"/>
      <text:p text:style-name="P1"><text:span text:style-name="T2"/></text:p>
      <text:p text:style-name="P2">The algorithm will run with<draw:frame draw:style-name="fr1" draw:name="Object8" text:anchor-type="as-char" svg:y="-0.1484in" svg:width="0.2457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iterations - <text:s/>once for each horizontal pixel.</text:p>
      <text:p text:style-name="P5">Define a distance for the ray as<text:span text:style-name="T4"><draw:frame draw:style-name="fr1" draw:name="Object10" text:anchor-type="as-char" svg:y="-0.1484in" svg:width="0.6244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.</text:span></text:p>
      <text:p text:style-name="P5"/>
      <text:p text:style-name="P5">Calculate the ray line segment coordinates as<text:span text:style-name="T4"><draw:frame draw:style-name="fr1" draw:name="Object11" text:anchor-type="as-char" svg:y="-0.4508in" svg:width="1.661in" svg:height="0.866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.</text:span></text:p>
      <text:p text:style-name="P5"/>
      <text:p text:style-name="P5">For each rectangle in the map space, calculate if the ray line segments intersects any of its four walls, and if it does find the distance.</text:p>
      <text:p text:style-name="P5"/>
      <text:p text:style-name="P3"><draw:frame draw:style-name="fr1" draw:name="Object12" text:anchor-type="as-char" svg:y="-0.1898in" svg:width="2.8417in" svg:height="0.25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<draw:frame draw:style-name="fr1" draw:name="Object13" text:anchor-type="as-char" svg:y="-0.1484in" svg:width="0.079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9:49:37.842000000</meta:creation-date>
    <dc:date>2022-09-05T23:30:00.879000000</dc:date>
    <meta:editing-duration>PT2H48M36S</meta:editing-duration>
    <meta:editing-cycles>1</meta:editing-cycles>
    <meta:document-statistic meta:table-count="0" meta:image-count="0" meta:object-count="13" meta:page-count="1" meta:paragraph-count="12" meta:word-count="135" meta:character-count="779" meta:non-whitespace-character-count="654"/>
    <meta:generator>LibreOffice/7.2.0.4$Windows_X86_64 LibreOffice_project/9a9c6381e3f7a62afc1329bd359cc48accb6435b</meta:generator>
  </office:meta>
</office:document-meta>
</file>

<file path=Object 1/content.xml><?xml version="1.0" encoding="utf-8"?>
<math xmlns="http://www.w3.org/1998/Math/MathML" display="block">
  <semantics>
    <mrow>
      <msub>
        <mi>x</mi>
        <mi>s</mi>
      </msub>
      <mi>,</mi>
      <msub>
        <mi>y</mi>
        <mi>s</mi>
      </msub>
    </mrow>
    <annotation encoding="StarMath 5.0">x_s , y_s</annotation>
  </semantics>
</math>
</file>

<file path=Object 10/content.xml><?xml version="1.0" encoding="utf-8"?>
<math xmlns="http://www.w3.org/1998/Math/MathML" display="block">
  <semantics>
    <mrow>
      <msub>
        <mi>d</mi>
        <mi>r</mi>
      </msub>
      <mo stretchy="false">=</mo>
      <msub>
        <mi>d</mi>
        <mi mathvariant="italic">max</mi>
      </msub>
    </mrow>
    <annotation encoding="StarMath 5.0">d_r = d_max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sub>
              <mi>x</mi>
              <mi>s</mi>
            </msub>
          </mrow>
        </mtd>
      </mtr>
      <mtr>
        <mtd>
          <mrow>
            <msub>
              <mi>y</mi>
              <mn>1</mn>
            </msub>
            <mo stretchy="false">=</mo>
            <msub>
              <mi>y</mi>
              <mi>s</mi>
            </msub>
          </mrow>
        </mtd>
      </mtr>
      <mtr>
        <mtd>
          <mrow>
            <mrow>
              <msub>
                <mi>x</mi>
                <mn>2</mn>
              </msub>
              <mo stretchy="false">=</mo>
              <mrow>
                <msub>
                  <mi>x</mi>
                  <mi>s</mi>
                </msub>
                <mo stretchy="false">+</mo>
                <mrow>
                  <msub>
                    <mi>d</mi>
                    <mi mathvariant="italic">max</mi>
                  </msub>
                  <mo stretchy="false">∗</mo>
                  <mi>cos</mi>
                </mrow>
              </mrow>
            </mrow>
            <mrow>
              <mo fence="true" form="prefix" stretchy="false">(</mo>
              <mrow>
                <mrow>
                  <mi>α</mi>
                  <mo stretchy="false">+</mo>
                  <mi>r</mi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2</mn>
              </msub>
              <mo stretchy="false">=</mo>
              <mrow>
                <msub>
                  <mi>y</mi>
                  <mi>s</mi>
                </msub>
                <mo stretchy="false">+</mo>
                <mrow>
                  <msub>
                    <mi>d</mi>
                    <mi mathvariant="italic">max</mi>
                  </msub>
                  <mo stretchy="false">∗</mo>
                  <mi>sin</mi>
                </mrow>
              </mrow>
            </mrow>
            <mrow>
              <mo fence="true" form="prefix" stretchy="false">(</mo>
              <mrow>
                <mrow>
                  <mi>α</mi>
                  <mo stretchy="false">+</mo>
                  <mi>r</mi>
                </mrow>
              </mrow>
              <mo fence="true" form="postfix" stretchy="false">)</mo>
            </mrow>
          </mrow>
        </mtd>
      </mtr>
    </mtable>
    <annotation encoding="StarMath 5.0">x_1=x_s newline y_1=y_s newline x_2=x_s+d_max*cos( %alpha + r ) newline y_2 = y_s+d_max*sin( %alpha + r )</annotation>
  </semantics>
</math>
</file>

<file path=Object 12/content.xml><?xml version="1.0" encoding="utf-8"?>
<math xmlns="http://www.w3.org/1998/Math/MathML" display="block">
  <semantics>
    <mrow>
      <msub>
        <mi>f</mi>
        <mi mathvariant="italic">eucl</mi>
      </msub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y</mi>
                <mn>1</mn>
              </msub>
              <mi>,</mi>
              <msub>
                <mi>x</mi>
                <mn>2</mn>
              </msub>
              <mi>,</mi>
              <msub>
                <mi>y</mi>
                <mn>2</mn>
              </msub>
            </mrow>
          </mrow>
          <mo fence="true" form="postfix" stretchy="false">)</mo>
        </mrow>
        <mo stretchy="false">=</mo>
        <msqrt>
          <mrow>
            <msup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f_eucl( x_1, y_1, x_2, y_2 ) = sqrt{ (x_1 - x_2)^2 + (y_1 - y_2)^2}</annotation>
  </semantics>
</math>
</file>

<file path=Object 13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row>
      <msub>
        <mi>x</mi>
        <mi>n</mi>
      </msub>
      <mi>,</mi>
      <msub>
        <mi>y</mi>
        <mi>n</mi>
      </msub>
    </mrow>
    <annotation encoding="StarMath 5.0">x_n, y_n</annotation>
  </semantics>
</math>
</file>

<file path=Object 4/content.xml><?xml version="1.0" encoding="utf-8"?>
<math xmlns="http://www.w3.org/1998/Math/MathML" display="block">
  <semantics>
    <mrow>
      <msub>
        <mi>w</mi>
        <mi>n</mi>
      </msub>
      <mi>,</mi>
      <msub>
        <mi>h</mi>
        <mi>n</mi>
      </msub>
    </mrow>
    <annotation encoding="StarMath 5.0">w_n, h_n</annotation>
  </semantics>
</math>
</file>

<file path=Object 5/content.xml><?xml version="1.0" encoding="utf-8"?>
<math xmlns="http://www.w3.org/1998/Math/MathML" display="block">
  <semantics>
    <mrow>
      <mrow>
        <mi>α</mi>
        <mo stretchy="false">∈</mo>
        <mo stretchy="false">{</mo>
      </mrow>
      <mn>0</mn>
      <mi>,</mi>
      <mfrac>
        <mi>π</mi>
        <mn>2</mn>
      </mfrac>
      <mo stretchy="false">}</mo>
    </mrow>
    <annotation encoding="StarMath 5.0">%alpha in \{ 0, %pi over 2  \}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row>
      <mrow>
        <msub>
          <mi>w</mi>
          <mi>s</mi>
        </msub>
        <mo stretchy="false">=</mo>
        <mn>640</mn>
      </mrow>
      <mi>,</mi>
      <mrow>
        <msub>
          <mi>h</mi>
          <mi>s</mi>
        </msub>
        <mo stretchy="false">=</mo>
        <mn>480</mn>
      </mrow>
    </mrow>
    <annotation encoding="StarMath 5.0">w_s = 640, h_s = 480</annotation>
  </semantics>
</math>
</file>

<file path=Object 8/content.xml><?xml version="1.0" encoding="utf-8"?>
<math xmlns="http://www.w3.org/1998/Math/MathML" display="block">
  <semantics>
    <msub>
      <mi>w</mi>
      <mi>s</mi>
    </msub>
    <annotation encoding="StarMath 5.0">w_s</annotation>
  </semantics>
</math>
</file>

<file path=Object 9/content.xml><?xml version="1.0" encoding="utf-8"?>
<math xmlns="http://www.w3.org/1998/Math/MathML" display="block">
  <semantics>
    <mrow>
      <msub>
        <mi>d</mi>
        <mi mathvariant="italic">max</mi>
      </msub>
      <mo stretchy="false">=</mo>
      <mfrac>
        <msub>
          <mi>w</mi>
          <mi>s</mi>
        </msub>
        <mn>2</mn>
      </mfrac>
      <mo stretchy="false">=</mo>
      <mn>320</mn>
    </mrow>
    <annotation encoding="StarMath 5.0">d_max = w_s over 2 = 320</annotation>
  </semantics>
</math>
</file>